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54400000BB87C019C56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91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701cm" svg:height="25.491cm" svg:x="6.762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9.496cm" svg:height="25.399cm" svg:x="6.86cm" svg:y="1cm">
          <draw:image xlink:href="Pictures/100000000000054400000BB87C019C5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Schroeder</meta:initial-creator>
    <meta:creation-date>2013-02-11T12:20:41</meta:creation-date>
    <dc:date>2013-02-11T12:54:27</dc:date>
    <dc:creator>Matthias Schroeder</dc:creator>
    <meta:editing-duration>PT00H33M48S</meta:editing-duration>
    <meta:editing-cycles>3</meta:editing-cycles>
    <meta:generator>OpenOffice.org/3.2$Unix OpenOffice.org_project/320m12$Build-9483</meta:generator>
    <meta:document-statistic meta:object-count="2"/>
  </office:meta>
</office:document-meta>
</file>